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r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udivoro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table:number-columns-repeated="3"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Torrezno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4"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lamare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3"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Quesadill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table:number-columns-repeated="3"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3"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Cubat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table:number-columns-repeated="2" office:value-type="string" calcext:value-type="string">
            <text:p>Frit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Olivas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udivor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rne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Vermou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amarones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Calamar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Embutid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marone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atalan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Verduras</text:p>
          </table:table-cell>
          <table:table-cell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rvez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mout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adill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Torrezn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Embutid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Albondig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Comid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Albondig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Calamares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i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ubatas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Oliv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omida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oque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Embutido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dur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omida</text:p>
          </table:table-cell>
        </table:table-row>
        <table:table-row table:style-name="ro1">
          <table:table-cell table:number-columns-repeated="2"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ga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maron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roque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Desayu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nas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table:number-columns-repeated="2" office:value-type="string" calcext:value-type="string">
            <text:p>Verdur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Tap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table:number-columns-repeated="2"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lbondigas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udivor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Oliv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Mexicana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udivoro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uba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ap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rdur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Ques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udivor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mout</text:p>
          </table:table-cell>
          <table:table-cell office:value-type="string" calcext:value-type="string">
            <text:p>Mexican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en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lbondig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roquet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rveza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Oliv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Frito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Fritos</text:p>
          </table:table-cell>
          <table:table-cell office:value-type="string" calcext:value-type="string">
            <text:p>Desayuno</text:p>
          </table:table-cell>
          <table:table-cell table:number-columns-repeated="2"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ermou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Desayuno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Mexicana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roquet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apas</text:p>
          </table:table-cell>
          <table:table-cell table:number-columns-repeated="2" office:value-type="string" calcext:value-type="string">
            <text:p>Catalana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omid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rne</text:p>
          </table:table-cell>
          <table:table-cell table:number-columns-repeated="2" office:value-type="string" calcext:value-type="string">
            <text:p>Vermout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dur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rito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Desayu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rudivoro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horizo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xic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adill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rudivor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siatic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rrezno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Embutidos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table:number-columns-repeated="2" office:value-type="string" calcext:value-type="string">
            <text:p>Tap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Oliva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Comida</text:p>
          </table:table-cell>
          <table:table-cell table:number-columns-repeated="3" office:value-type="string" calcext:value-type="string">
            <text:p>Olivas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rmout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apas</text:p>
          </table:table-cell>
          <table:table-cell table:number-columns-repeated="2" office:value-type="string" calcext:value-type="string">
            <text:p>Camarone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livas</text:p>
          </table:table-cell>
          <table:table-cell office:value-type="string" calcext:value-type="string">
            <text:p>Asiatica</text:p>
          </table:table-cell>
          <table:table-cell table:number-columns-repeated="2" office:value-type="string" calcext:value-type="string">
            <text:p>Oliv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Desay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Cubat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gano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Asia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Vino</text:p>
          </table:table-cell>
          <table:table-cell office:value-type="string" calcext:value-type="string">
            <text:p>Croquetas</text:p>
          </table:table-cell>
        </table:table-row>
        <table:table-row table:style-name="ro1">
          <table:table-cell office:value-type="string" calcext:value-type="string">
            <text:p>Cen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Cervez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omida</text:p>
          </table:table-cell>
          <table:table-cell table:number-columns-repeated="2" office:value-type="string" calcext:value-type="string">
            <text:p>Asiatica</text:p>
          </table:table-cell>
          <table:table-cell office:value-type="string" calcext:value-type="string">
            <text:p>Quesadilla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rmout</text:p>
          </table:table-cell>
        </table:table-row>
        <table:table-row table:style-name="ro1">
          <table:table-cell office:value-type="string" calcext:value-type="string">
            <text:p>Camarones</text:p>
          </table:table-cell>
          <table:table-cell office:value-type="string" calcext:value-type="string">
            <text:p>Verdur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Cerveza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esayuno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Frito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lbondiga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Albondiga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roquetas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Olivas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adill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Quesadill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Quesadillas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Croquetas</text:p>
          </table:table-cell>
          <table:table-cell office:value-type="string" calcext:value-type="string">
            <text:p>Vermout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Fritos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Cubata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Catalan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Torreznos</text:p>
          </table:table-cell>
          <table:table-cell office:value-type="string" calcext:value-type="string">
            <text:p>Crudivor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Vin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Cenas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Calamares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ubatas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apas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egano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Vegano</text:p>
          </table:table-cell>
          <table:table-cell office:value-type="string" calcext:value-type="string">
            <text:p>Embutidos</text:p>
          </table:table-cell>
          <table:table-cell office:value-type="string" calcext:value-type="string">
            <text:p>Fritos</text:p>
          </table:table-cell>
          <table:table-cell office:value-type="string" calcext:value-type="string">
            <text:p>Asiatica</text:p>
          </table:table-cell>
          <table:table-cell office:value-type="string" calcext:value-type="string">
            <text:p>Queso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Quesadillas</text:p>
          </table:table-cell>
          <table:table-cell office:value-type="string" calcext:value-type="string">
            <text:p>Torreznos</text:p>
          </table:table-cell>
          <table:table-cell office:value-type="string" calcext:value-type="string">
            <text:p>Mexicana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Queso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Olivas</text:p>
          </table:table-cell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Albondigas</text:p>
          </table:table-cell>
          <table:table-cell table:number-columns-repeated="7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3:16:49.787976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3T13:18:18.228109393</dc:date>
    <meta:editing-duration>PT2M4S</meta:editing-duration>
    <meta:editing-cycles>2</meta:editing-cycles>
    <meta:generator>LibreOffice/24.2.7.2$Linux_X86_64 LibreOffice_project/420$Build-2</meta:generator>
    <meta:document-statistic meta:table-count="1" meta:cell-count="35000" meta:object-count="0"/>
  </office:meta>
</office:document-meta>
</file>